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23.94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5"/>
        <table:table-row table:style-name="ro1">
          <table:table-cell table:style-name="ce1" office:value-type="string">
            <text:p>google.maps.MapTypeControlStyle clas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office:value-type="string" table:number-columns-spanned="2" table:number-rows-spanned="1">
            <text:p>Identifiers for common MapTypesControls.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4">
          <table:table-cell table:style-name="ce3" office:value-type="string">
            <text:p>Constant</text:p>
          </table:table-cell>
          <table:table-cell/>
        </table:table-row>
        <table:table-row table:style-name="ro3">
          <table:table-cell table:style-name="ce4" office:value-type="string">
            <text:p>Constant </text:p>
          </table:table-cell>
          <table:table-cell table:style-name="ce6" office:value-type="string">
            <text:p>Description</text:p>
          </table:table-cell>
        </table:table-row>
        <table:table-row table:style-name="ro5">
          <table:table-cell office:value-type="string">
            <text:p>DEFAULT </text:p>
          </table:table-cell>
          <table:table-cell office:value-type="string">
            <text:p>Uses the default map type control. The control which DEFAULT maps to will vary according to window size and other factors. It may change in future versions of the API.</text:p>
          </table:table-cell>
        </table:table-row>
        <table:table-row table:style-name="ro3">
          <table:table-cell office:value-type="string">
            <text:p>DROPDOWN_MENU </text:p>
          </table:table-cell>
          <table:table-cell office:value-type="string">
            <text:p>A dropdown menu for the screen realestate conscious.</text:p>
          </table:table-cell>
        </table:table-row>
        <table:table-row table:style-name="ro3">
          <table:table-cell office:value-type="string">
            <text:p>HORIZONTAL_BAR </text:p>
          </table:table-cell>
          <table:table-cell office:value-type="string">
            <text:p>The standard horizontal radio buttons bar.</text:p>
          </table:table-cell>
        </table:table-row>
        <table:table-row table:style-name="ro3" table:number-rows-repeated="1048566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7:50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3T17:48:50.23</meta:creation-date>
    <dc:date>2011-12-13T17:50:43.32</dc:date>
    <meta:editing-duration>PT1M53S</meta:editing-duration>
    <meta:editing-cycles>1</meta:editing-cycles>
    <meta:document-statistic meta:table-count="3" meta:cell-count="11" meta:object-count="0"/>
    <meta:generator>OpenOffice.org/3.3$Win32 OpenOffice.org_project/330m20$Build-9567</meta:generator>
  </office:meta>
</office:document-meta>
</file>